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color="#000000" loext:opacity="100%" fo:font-size="18pt" style:font-size-asian="18pt" style:font-size-complex="18pt"/>
    </style:style>
    <style:style style:name="P2" style:family="paragraph" style:parent-style-name="Standard" style:list-style-name="L1">
      <style:text-properties fo:font-size="14pt" fo:font-weight="bold" officeooo:rsid="001089a1" officeooo:paragraph-rsid="001089a1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089a1" officeooo:paragraph-rsid="001089a1"/>
    </style:style>
    <style:style style:name="P4" style:family="paragraph" style:parent-style-name="Text_20_body">
      <style:text-properties officeooo:rsid="0007b754" officeooo:paragraph-rsid="000fcd02"/>
    </style:style>
    <style:style style:name="P5" style:family="paragraph" style:parent-style-name="Text_20_body">
      <style:text-properties officeooo:rsid="0007b754" officeooo:paragraph-rsid="00121f4d"/>
    </style:style>
    <style:style style:name="P6" style:family="paragraph" style:parent-style-name="Text_20_body">
      <style:paragraph-properties fo:text-align="center" style:justify-single-word="false"/>
      <style:text-properties fo:font-size="14pt" officeooo:rsid="00064a39" officeooo:paragraph-rsid="00064a39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officeooo:rsid="000a920f"/>
    </style:style>
    <style:style style:name="T2" style:family="text">
      <style:text-properties officeooo:rsid="000fcd02"/>
    </style:style>
    <style:style style:name="T3" style:family="text">
      <style:text-properties officeooo:rsid="001089a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kumentacja projektu wykonywanego w ramach zajęć BAZY DANYCH I </text:p>
      <text:p text:style-name="P6"><draw:line text:anchor-type="paragraph" draw:z-index="0" draw:name="Linia pozioma 1" draw:style-name="gr1" draw:text-style-name="P7" svg:x1="-0.157cm" svg:y1="0.868cm" svg:x2="17.475cm" svg:y2="0.868cm"><text:p/></draw:line>Wiktoria Szewczyk</text:p>
      <text:p text:style-name="P6"/>
      <text:list xml:id="list1316980323" text:style-name="L1">
        <text:list-item>
          <text:p text:style-name="P2">Projekt koncepcji, założenia</text:p>
        </text:list-item>
      </text:list>
      <text:p text:style-name="P3"/>
      <text:p text:style-name="P5">Projekt polega na stworzeniu aplikacji opartej na bazie danych PostgreSQL dla biblioteki. Do aplikacji można zalogować się jako pracownik biblioteki lub czytelnik. <text:span text:style-name="T1">Pracownik ma możliwość, dodania (modyfikacji i usunięcia) książki i jej egzemplarzy do bazy. </text:span><text:span text:style-name="T2">Może także dodawać lub usuwać/modyfikować już istniejących autorów, wydawnictwa oraz dziedziny (kategorie) książek. Każdy zalogowany pracownik ma możliwość doda</text:span><text:span text:style-name="T3">nia</text:span><text:span text:style-name="T2"> nowego pracownika.</text:span><text:span text:style-name="T1"> </text:span>Można przeglądać księgozbiór, przeszukiwać go. </text:p>
      <text:p text:style-name="P5"/>
      <text:list xml:id="list233830478725482" text:continue-numbering="true" text:style-name="L1">
        <text:list-item>
          <text:p text:style-name="P2">Projekt diagramów (konceptualny)</text:p>
        </text:list-item>
      </text:list>
      <text:p text:style-name="P3"/>
      <text:p text:style-name="P3"/>
      <text:list xml:id="list233831615477449" text:continue-numbering="true" text:style-name="L1">
        <text:list-item>
          <text:p text:style-name="P2">Projekt logiczny</text:p>
        </text:list-item>
      </text:list>
      <text:p text:style-name="P3"/>
      <text:p text:style-name="P3"/>
      <text:list xml:id="list233830338490243" text:continue-numbering="true" text:style-name="L1">
        <text:list-item>
          <text:p text:style-name="P2">Projekt funkcjonalny</text:p>
        </text:list-item>
      </text:list>
      <text:p text:style-name="P3"/>
      <text:p text:style-name="P3"/>
      <text:list xml:id="list233829967441307" text:continue-numbering="true" text:style-name="L1">
        <text:list-item>
          <text:p text:style-name="P2">Dokumentacja </text:p>
        </text:list-item>
      </text:list>
      <text:p text:style-name="P3"/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2T23:38:29.529000000</dc:date>
    <meta:editing-duration>PT2H58M5S</meta:editing-duration>
    <meta:editing-cycles>7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8" meta:word-count="88" meta:character-count="687" meta:non-whitespace-character-count="609"/>
  </office:meta>
</office:document-meta>
</file>